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133b" officeooo:paragraph-rsid="0006133b"/>
    </style:style>
    <style:style style:name="P2" style:family="paragraph" style:parent-style-name="Standard" style:list-style-name="L1">
      <style:text-properties officeooo:rsid="0006133b" officeooo:paragraph-rsid="0006133b"/>
    </style:style>
    <style:style style:name="P3" style:family="paragraph" style:parent-style-name="Standard" style:list-style-name="L2">
      <style:text-properties officeooo:rsid="0006133b" officeooo:paragraph-rsid="0006133b"/>
    </style:style>
    <style:style style:name="P4" style:family="paragraph" style:parent-style-name="Standard">
      <style:text-properties officeooo:rsid="0006133b" officeooo:paragraph-rsid="0006133b"/>
    </style:style>
    <style:style style:name="P5" style:family="paragraph" style:parent-style-name="Standard" style:list-style-name="L1">
      <style:text-properties officeooo:rsid="00079f01" officeooo:paragraph-rsid="00079f01"/>
    </style:style>
    <style:style style:name="P6" style:family="paragraph" style:parent-style-name="Standard" style:list-style-name="L1">
      <style:text-properties officeooo:rsid="0007e2ee" officeooo:paragraph-rsid="0007e2ee"/>
    </style:style>
    <style:style style:name="P7" style:family="paragraph" style:parent-style-name="Standard">
      <style:text-properties officeooo:rsid="000ccb2f" officeooo:paragraph-rsid="000ccb2f"/>
    </style:style>
    <style:style style:name="P8" style:family="paragraph" style:parent-style-name="Standard" style:list-style-name="L3">
      <style:text-properties officeooo:rsid="000ccb2f" officeooo:paragraph-rsid="000ccb2f"/>
    </style:style>
    <style:style style:name="P9" style:family="paragraph" style:parent-style-name="Standard" style:list-style-name="L3">
      <style:text-properties officeooo:rsid="000d9d56" officeooo:paragraph-rsid="000d9d56"/>
    </style:style>
    <style:style style:name="P10" style:family="paragraph" style:parent-style-name="Standard">
      <style:text-properties officeooo:rsid="000d9d56" officeooo:paragraph-rsid="000d9d56"/>
    </style:style>
    <style:style style:name="P11" style:family="paragraph" style:parent-style-name="Standard" style:list-style-name="L4">
      <style:text-properties officeooo:rsid="000f4171" officeooo:paragraph-rsid="000f4171"/>
    </style:style>
    <style:style style:name="P12" style:family="paragraph" style:parent-style-name="Standard" style:master-page-name="">
      <style:paragraph-properties style:page-number="auto" fo:keep-with-next="always"/>
      <style:text-properties officeooo:rsid="000f4171" officeooo:paragraph-rsid="000f4171"/>
    </style:style>
    <style:style style:name="T1" style:family="text">
      <style:text-properties officeooo:rsid="0009887e"/>
    </style:style>
    <style:style style:name="T2" style:family="text">
      <style:text-properties officeooo:rsid="000d9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_daofind()</text:p>
      <text:list xml:id="list2844557357" text:style-name="L1">
        <text:list-item>
          <text:p text:style-name="P2">ap_fdfind() or ap_bfdfind() – <text:span text:style-name="T1">bfdfind() is batch (non-interactive) version</text:span></text:p>
          <text:list>
            <text:list-item>
              <text:p text:style-name="P5">ap_egparams() – compute parameters of the Gaussian kernel</text:p>
            </text:list-item>
            <text:list-item>
              <text:p text:style-name="P5">ap_egkernel()</text:p>
            </text:list-item>
            <text:list-item>
              <text:p text:style-name="P5">ap_imset() - image boundary extension characteristics</text:p>
            </text:list-item>
            <text:list-item>
              <text:p text:style-name="P5">ap_fconvolve() or ap_gconvolve() - create convolution image ("g" variant if DATAMAX/MIN are defined)</text:p>
              <text:list>
                <text:list-item>
                  <text:p text:style-name="P5">ap_skcnvr() - Compute convolution kernel</text:p>
                </text:list-item>
                <text:list-item>
                  <text:p text:style-name="P5">ap_gdsum() - Compute vector sums</text:p>
                </text:list-item>
                <text:list-item>
                  <text:p text:style-name="P5">ap_fdavg() - Compute vector averages</text:p>
                </text:list-item>
                <text:list-item>
                  <text:p text:style-name="P5">ap_davg() - Generate the optional sky output image</text:p>
                </text:list-item>
              </text:list>
            </text:list-item>
            <text:list-item>
              <text:p text:style-name="P5">ap_find()</text:p>
              <text:list>
                <text:list-item>
                  <text:p text:style-name="P5">ap_detect()</text:p>
                </text:list-item>
                <text:list-item>
                  <text:p text:style-name="P5">ap_sharp_round()</text:p>
                </text:list-item>
                <text:list-item>
                  <text:p text:style-name="P5">ap_xy_round()</text:p>
                </text:list-item>
                <text:list-item>
                  <text:p text:style-name="P5">ap_test()</text:p>
                </text:list-item>
              </text:list>
            </text:list-item>
          </text:list>
        </text:list-item>
      </text:list>
      <text:p text:style-name="P1"/>
      <text:list xml:id="list220224945010193" text:continue-numbering="true" text:style-name="L1">
        <text:list-item>
          <text:p text:style-name="P6">ap_fdstars() – only invoked if being run interactively.</text:p>
        </text:list-item>
      </text:list>
      <text:p text:style-name="P1"/>
      <text:p text:style-name="P1">Parameters:</text:p>
      <text:list xml:id="list1603351452" text:style-name="L2">
        <text:list-item>
          <text:p text:style-name="P3">starmap</text:p>
        </text:list-item>
        <text:list-item>
          <text:p text:style-name="P3">skymap</text:p>
        </text:list-item>
        <text:list-item>
          <text:p text:style-name="P3">boundary</text:p>
        </text:list-item>
        <text:list-item>
          <text:p text:style-name="P3">constant??</text:p>
        </text:list-item>
        <text:list-item>
          <text:p text:style-name="P3">icommands.p_filename</text:p>
        </text:list-item>
        <text:list-item>
          <text:p text:style-name="P3">interactive</text:p>
        </text:list-item>
        <text:list-item>
          <text:p text:style-name="P3">verbose</text:p>
        </text:list-item>
        <text:list-item>
          <text:p text:style-name="P3">verify</text:p>
        </text:list-item>
        <text:list-item>
          <text:p text:style-name="P3">update</text:p>
        </text:list-item>
        <text:list-item>
          <text:p text:style-name="P3">cache</text:p>
        </text:list-item>
        <text:list-item>
          <text:p text:style-name="P3">wcs = WCS_LOGICAL</text:p>
        </text:list-item>
        <text:list-item>
          <text:p text:style-name="P3">graphics</text:p>
        </text:list-item>
        <text:list-item>
          <text:p text:style-name="P3">display</text:p>
        </text:list-item>
      </text:list>
      <text:p text:style-name="P1"/>
      <text:p text:style-name="P7">Size Information</text:p>
      <text:list xml:id="list3136107950" text:style-name="L3">
        <text:list-item>
          <text:p text:style-name="P8">Gaussian Kernel (gauss-&gt;nx and gauss-&gt;ny)</text:p>
          <text:list>
            <text:list-item>
              <text:p text:style-name="P8">Size is always odd</text:p>
            </text:list-item>
            <text:list-item>
              <text:p text:style-name="P8">size is (1 + 2*sigma * nsigma * sin/cos(theta))</text:p>
              <text:list>
                <text:list-item>
                  <text:p text:style-name="P8">sigma is the gaussian exponent factor (calculated from FWHM, often about 8.3)</text:p>
                </text:list-item>
                <text:list-item>
                  <text:p text:style-name="P8">nsigma is the cutoff point for the gaussian (nominally, 1.5)</text:p>
                </text:list-item>
              </text:list>
            </text:list-item>
          </text:list>
        </text:list-item>
        <text:list-item>
          <text:p text:style-name="P8">Source image</text:p>
          <text:list>
            <text:list-item>
              <text:p text:style-name="P8">Adds boundary pixels on the edges <text:span text:style-name="T2">(RunParams.boundary_x, boundary_y)</text:span></text:p>
              <text:list>
                <text:list-item>
                  <text:p text:style-name="P9">Extends by boundary_x = 1 + gauss-&gt;nx/2</text:p>
                </text:list-item>
                <text:list-item>
                  <text:p text:style-name="P9">Since gauss-&gt;nx is odd, this effectively takes the half-width of the original kernel, rounding up to the nearest integer</text:p>
                </text:list-item>
              </text:list>
            </text:list-item>
          </text:list>
        </text:list-item>
        <text:list-item>
          <text:p text:style-name="P9">Convolution image</text:p>
          <text:list>
            <text:list-item>
              <text:p text:style-name="P9">Same size as the original source image</text:p>
            </text:list-item>
          </text:list>
        </text:list-item>
      </text:list>
      <text:p text:style-name="P10"/>
      <text:p text:style-name="P12"><text:soft-page-break/>Threshold:</text:p>
      <text:list xml:id="list4247808949" text:style-name="L4">
        <text:list-item>
          <text:p text:style-name="P11">threshold = threshold_param * skysigma_param * relerr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21-02-01T12:45:03.319999977</meta:creation-date>
    <dc:date>2021-02-05T22:02:22.758205370</dc:date>
    <dc:creator>Mark </dc:creator>
    <meta:editing-duration>PT15H15M55S</meta:editing-duration>
    <meta:editing-cycles>2</meta:editing-cycles>
    <meta:generator>LibreOffice/6.0.4.2$Linux_X86_64 LibreOffice_project/9b0d9b32d5dcda91d2f1a96dc04c645c450872bf</meta:generator>
    <meta:document-statistic meta:table-count="0" meta:image-count="0" meta:object-count="0" meta:page-count="2" meta:paragraph-count="44" meta:word-count="222" meta:character-count="1364" meta:non-whitespace-character-count="1223"/>
  </office:meta>
</office:document-meta>
</file>